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9d3" officeooo:paragraph-rsid="000c69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9d3" officeooo:paragraph-rsid="000c69d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69d3" officeooo:paragraph-rsid="000c69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b539" officeooo:paragraph-rsid="000fb53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49b" officeooo:paragraph-rsid="0019d4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534b" officeooo:paragraph-rsid="000e534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9d671" officeooo:paragraph-rsid="0019d67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bfd8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0fb539" officeooo:paragraph-rsid="00108501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19d49b" officeooo:paragraph-rsid="0019d49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1ab869" officeooo:paragraph-rsid="001ab869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bfd87" officeooo:paragraph-rsid="001bfd87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f70c2" officeooo:paragraph-rsid="001f70c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23cc9b" officeooo:paragraph-rsid="0023cc9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e84a" officeooo:paragraph-rsid="0011e84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73f20" officeooo:paragraph-rsid="00173f20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11e84a"/>
    </style:style>
    <style:style style:name="P26" style:family="paragraph" style:parent-style-name="Standard">
      <style:paragraph-properties fo:text-align="start" style:justify-single-word="false"/>
      <style:text-properties officeooo:paragraph-rsid="0019d49b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0c69d3" officeooo:paragraph-rsid="000c69d3" style:font-size-asian="10.5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0ec56d" officeooo:paragraph-rsid="000ec56d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0fb539" officeooo:paragraph-rsid="00108501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size="12pt" fo:font-weight="normal" officeooo:rsid="000fb539" officeooo:paragraph-rsid="002553f1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0e534b" officeooo:paragraph-rsid="000e534b" style:font-size-asian="10.5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2pt" fo:font-weight="normal" officeooo:rsid="001685e7" officeooo:paragraph-rsid="002553f1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ec56d" officeooo:paragraph-rsid="000ec56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b539" officeooo:paragraph-rsid="0010850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fb539" officeooo:paragraph-rsid="000fb53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fb539" officeooo:paragraph-rsid="002553f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450a" officeooo:paragraph-rsid="002553f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685e7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145cd" officeooo:paragraph-rsid="002145c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3f20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bold" officeooo:rsid="0023cc9b" officeooo:paragraph-rsid="0023cc9b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3f20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7984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685e7" officeooo:paragraph-rsid="002553f1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fo:font-size="12pt" fo:font-style="italic" fo:font-weight="bold" officeooo:rsid="0018450a" officeooo:paragraph-rsid="002553f1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 style:list-style-name="L9">
      <style:paragraph-properties fo:text-align="start" style:justify-single-word="false"/>
      <style:text-properties fo:font-size="12pt" fo:font-style="italic" fo:font-weight="bold" officeooo:rsid="002553f1" officeooo:paragraph-rsid="002553f1" style:font-size-asian="10.5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2553f1" style:font-size-asian="10.5pt" style:font-weight-asian="bold" style:font-size-complex="12pt" style:font-weight-complex="bold"/>
    </style:style>
    <style:style style:name="P68" style:family="paragraph" style:parent-style-name="Standard" style:list-style-name="L7">
      <style:paragraph-properties fo:text-align="start" style:justify-single-word="false"/>
      <style:text-properties officeooo:paragraph-rsid="00157443"/>
    </style:style>
    <style:style style:name="P69" style:family="paragraph" style:parent-style-name="Standard" style:list-style-name="L8">
      <style:paragraph-properties fo:text-align="start" style:justify-single-word="false"/>
      <style:text-properties officeooo:paragraph-rsid="00177984"/>
    </style:style>
    <style:style style:name="P70" style:family="paragraph" style:parent-style-name="Standard" style:list-style-name="L9">
      <style:paragraph-properties fo:text-align="start" style:justify-single-word="false"/>
      <style:text-properties officeooo:paragraph-rsid="002553f1"/>
    </style:style>
    <style:style style:name="P71" style:family="paragraph" style:parent-style-name="Standard" style:list-style-name="L13">
      <style:paragraph-properties fo:text-align="start" style:justify-single-word="false"/>
      <style:text-properties officeooo:paragraph-rsid="00221a2e"/>
    </style:style>
    <style:style style:name="P72" style:family="paragraph" style:parent-style-name="Standard" style:list-style-name="L14">
      <style:paragraph-properties fo:text-align="start" style:justify-single-word="false"/>
      <style:text-properties officeooo:paragraph-rsid="001ab869"/>
    </style:style>
    <style:style style:name="P73" style:family="paragraph" style:parent-style-name="Standard" style:list-style-name="L9">
      <style:paragraph-properties fo:text-align="start" style:justify-single-word="false"/>
      <style:text-properties officeooo:rsid="001685e7" officeooo:paragraph-rsid="002553f1"/>
    </style:style>
    <style:style style:name="P74" style:family="paragraph" style:parent-style-name="Standard" style:list-style-name="L9">
      <style:paragraph-properties fo:text-align="start" style:justify-single-word="false"/>
      <style:text-properties fo:font-style="normal" officeooo:rsid="0018450a" officeooo:paragraph-rsid="002553f1" style:font-style-asian="normal" style:font-style-complex="normal"/>
    </style:style>
    <style:style style:name="P75" style:family="paragraph" style:parent-style-name="Standard" style:list-style-name="L12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76" style:family="paragraph" style:parent-style-name="Standard" style:list-style-name="L16">
      <style:paragraph-properties fo:text-align="start" style:justify-single-word="false"/>
      <style:text-properties fo:font-style="normal" fo:font-weight="normal" officeooo:rsid="001f70c2" officeooo:paragraph-rsid="001f70c2" style:font-style-asian="normal" style:font-weight-asian="normal" style:font-style-complex="normal" style:font-weight-complex="normal"/>
    </style:style>
    <style:style style:name="P77" style:family="paragraph" style:parent-style-name="Standard" style:list-style-name="L10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78" style:family="paragraph" style:parent-style-name="Standard" style:list-style-name="L11">
      <style:paragraph-properties fo:text-align="start" style:justify-single-word="false"/>
      <style:text-properties fo:font-weight="normal" officeooo:rsid="002145cd" officeooo:paragraph-rsid="002145cd" style:font-weight-asian="normal" style:font-weight-complex="normal"/>
    </style:style>
    <style:style style:name="P79" style:family="paragraph" style:parent-style-name="Standard" style:list-style-name="L13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80" style:family="paragraph" style:parent-style-name="Standard" style:list-style-name="L13">
      <style:paragraph-properties fo:text-align="start" style:justify-single-word="false"/>
      <style:text-properties fo:font-weight="normal" officeooo:rsid="00221a2e" officeooo:paragraph-rsid="00221a2e" style:font-weight-asian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weight="normal" officeooo:rsid="001ab869" officeooo:paragraph-rsid="001ab869" style:font-weight-asian="normal" style:font-weight-complex="normal"/>
    </style:style>
    <style:style style:name="P82" style:family="paragraph" style:parent-style-name="Standard" style:list-style-name="L15">
      <style:paragraph-properties fo:text-align="start" style:justify-single-word="false"/>
      <style:text-properties fo:font-weight="normal" officeooo:rsid="001bfd87" officeooo:paragraph-rsid="001bfd87" style:font-weight-asian="normal" style:font-weight-complex="normal"/>
    </style:style>
    <style:style style:name="T1" style:family="text">
      <style:text-properties officeooo:rsid="000ec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50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57443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08501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8450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ab869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19d49b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2145c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1f55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221a2e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553f1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bold" officeooo:rsid="0011e84a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style:text-underline-style="none" fo:font-weight="bold" officeooo:rsid="00157443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style:text-underline-style="none" fo:font-weight="normal" officeooo:rsid="0015744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17798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font-size-asian="10.5pt" style:font-style-asian="normal" style:font-size-complex="12pt" style:font-style-complex="normal"/>
    </style:style>
    <style:style style:name="T24" style:family="text">
      <style:text-properties fo:font-size="12pt" fo:font-style="normal" fo:font-weight="bold" officeooo:rsid="002145cd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21f55d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italic" style:text-underline-style="none" fo:font-weight="normal" officeooo:rsid="00157443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style:text-underline-style="none" fo:font-weight="normal" officeooo:rsid="00177984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8450a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ab869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221a2e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2553f1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style:font-size-asian="10.5pt" style:font-style-asian="italic" style:font-size-complex="12pt" style:font-style-complex="italic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style:font-size-asian="10.5pt" style:font-size-complex="12pt"/>
    </style:style>
    <style:style style:name="T36" style:family="text">
      <style:text-properties fo:font-size="12pt" fo:font-weight="bold" style:font-size-asian="10.5pt" style:font-weight-asian="bold" style:font-size-complex="12pt" style:font-weight-complex="bold"/>
    </style:style>
    <style:style style:name="T37" style:family="text">
      <style:text-properties style:text-underline-style="non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-Flexbox</text:p>
      <text:p text:style-name="P2"/>
      <text:p text:style-name="P3">Flexbox</text:p>
      <text:list xml:id="list2690734999" text:style-name="L1">
        <text:list-item>
          <text:p text:style-name="P28">Flexbox is a way to arrange items into rows or columns where those items are flexible (grow or shrink) based on rules that can be defined.</text:p>
        </text:list-item>
        <text:list-item>
          <text:p text:style-name="P29">Flex will fill the available area and set equal lengths among the elements.</text:p>
        </text:list-item>
      </text:list>
      <text:p text:style-name="P6"/>
      <text:p text:style-name="P7">Flex Containers and Flex Items</text:p>
      <text:list xml:id="list1603309289" text:style-name="L2">
        <text:list-item>
          <text:p text:style-name="P30">A flex container is any element that has <text:span text:style-name="T2">display: flex;</text:span></text:p>
        </text:list-item>
        <text:list-item>
          <text:p text:style-name="P37">A flex item is any element that lives directly inside a flex container.</text:p>
          <text:list>
            <text:list-item>
              <text:p text:style-name="P31"><text:span text:style-name="T4">An element can be both a flex container and a flex item. (put </text:span><text:span text:style-name="T2">display: flex;</text:span><text:span text:style-name="T4"> on a flex item and use flexbox to arrange what’s inside)</text:span></text:p>
            </text:list-item>
          </text:list>
        </text:list-item>
        <text:list-item>
          <text:p text:style-name="P35">Flexbox <text:span text:style-name="T1">is a library of properties that can be applied to flex containers and flex items. Some properties are unique to either containers or items.</text:span></text:p>
        </text:list-item>
      </text:list>
      <text:p text:style-name="P8"/>
      <text:p text:style-name="P16">Shorthand</text:p>
      <text:list xml:id="list861984627" text:style-name="L3">
        <text:list-item>
          <text:p text:style-name="P38">Shorthand properties are CSS properties that can set the values of multiple other CSS properties simultaneously. Using shorthand properties, it allows for more concise and readable stylesheets.</text:p>
        </text:list-item>
        <text:list-item>
          <text:p text:style-name="P32"><text:a xlink:type="simple" xlink:href="https://developer.mozilla.org/en-US/docs/Web/CSS/Shorthand_properties" text:style-name="Internet_20_link" text:visited-style-name="Visited_20_Internet_20_Link"><text:span text:style-name="T5">Shorthand properties MDN</text:span></text:a></text:p>
        </text:list-item>
      </text:list>
      <text:p text:style-name="P8"/>
      <text:p text:style-name="P4">Growing and Shrinking</text:p>
      <text:list xml:id="list602470341" text:style-name="L4">
        <text:list-item>
          <text:p text:style-name="P33">The <text:span text:style-name="T2">flex</text:span><text:span text:style-name="T4"> declaration is a shorthand for 3 properties that can be set on a flex-item.</text:span></text:p>
          <text:list>
            <text:list-item>
              <text:p text:style-name="P39">These properties affect how flex-items size themselves within their container.</text:p>
            </text:list-item>
            <text:list-item>
              <text:p text:style-name="P58">flex<text:span text:style-name="T4"> is a shorthand for flex-grow, flex-shrink, and flex-basis.</text:span></text:p>
              <text:list>
                <text:list-item>
                  <text:p text:style-name="P58"><text:span text:style-name="T4">Default values for flex are: </text:span><text:span text:style-name="T37">flex: 0 1 0%;</text:span></text:p>
                </text:list-item>
              </text:list>
            </text:list-item>
          </text:list>
        </text:list-item>
      </text:list>
      <text:p text:style-name="P22"/>
      <text:p text:style-name="P9"><text:span text:style-name="T6"><text:tab/></text:span><text:span text:style-name="T7">flex-grow</text:span></text:p>
      <text:list xml:id="list1713041124" text:style-name="L5">
        <text:list-item>
          <text:p text:style-name="P59"><text:span text:style-name="T37">flex-grow</text:span><text:span text:style-name="T6"> expects a single value and is used as the flex-item’s “growth factor”.</text:span></text:p>
        </text:list-item>
        <text:list-item>
          <text:p text:style-name="P52">The growth factor tells the flex-item to grow to sizes in relation to other items in the flex-box.</text:p>
          <text:list>
            <text:list-item>
              <text:p text:style-name="P41"><text:span text:style-name="T37">If we apply </text:span><text:span text:style-name="T3">flex: 1</text:span><text:span text:style-name="T37"> to the flex-container, it will tell the flex-items to grow to the same size within the container.</text:span></text:p>
            </text:list-item>
            <text:list-item>
              <text:p text:style-name="P41"><text:span text:style-name="T37">If we apply </text:span><text:span text:style-name="T3">flex: 2</text:span><text:span text:style-name="T37"> to an item inside the container, the item will grow to 2x the size of other items in the container.</text:span></text:p>
              <text:p text:style-name="P52"/>
            </text:list-item>
          </text:list>
        </text:list-item>
      </text:list>
      <text:p text:style-name="P9"><text:span text:style-name="T7"><text:tab/></text:span><text:span text:style-name="T8">f</text:span><text:span text:style-name="T7">lex-shrink</text:span></text:p>
      <text:list xml:id="list2233888630" text:style-name="L6">
        <text:list-item>
          <text:p text:style-name="P42"><text:span text:style-name="T37">The </text:span><text:span text:style-name="T3">flex-shrink</text:span><text:span text:style-name="T37"> property sets the “shrink factor” of a flex item.</text:span></text:p>
          <text:list>
            <text:list-item>
              <text:p text:style-name="P60"><text:span text:style-name="T37">flex-shrink</text:span><text:span text:style-name="T6"> is only applied if all the flex-items end up being bigger than the parent container. (container=300px, while the 3 items are set at: 150px)</text:span></text:p>
            </text:list-item>
          </text:list>
        </text:list-item>
        <text:list-item>
          <text:p text:style-name="P60"><text:span text:style-name="T6">The default value for </text:span><text:span text:style-name="T37">flex-shrink</text:span><text:span text:style-name="T6"> is </text:span><text:span text:style-name="T7">1 </text:span><text:span text:style-name="T6">which means all items will shrink evenly.</text:span></text:p>
          <text:list>
            <text:list-item>
              <text:p text:style-name="P60"><text:span text:style-name="T6">To disable shrinking for an item, use </text:span><text:span text:style-name="T37">flex-shrink: 0</text:span><text:span text:style-name="T6">.</text:span></text:p>
            </text:list-item>
            <text:list-item>
              <text:p text:style-name="P60"><text:span text:style-name="T6">A higher value for </text:span><text:span text:style-name="T37">flex-shrink</text:span><text:span text:style-name="T6"> will cause the item to shrink at a higher rate than other items in the container.</text:span></text:p>
              <text:p text:style-name="P53"/>
            </text:list-item>
          </text:list>
        </text:list-item>
      </text:list>
      <text:p text:style-name="P25"><text:span text:style-name="T19"><text:tab/></text:span><text:span text:style-name="T20">f</text:span><text:span text:style-name="T19">lex-basis</text:span></text:p>
      <text:list xml:id="list689757650" text:style-name="L7">
        <text:list-item>
          <text:p text:style-name="P61"><text:span text:style-name="T6">The </text:span><text:span text:style-name="T37">flex-basis</text:span><text:span text:style-name="T6"> sets the initial size of a flex-item, so any sort of </text:span><text:span text:style-name="T37">flex-grow</text:span><text:span text:style-name="T6"> or </text:span><text:span text:style-name="T37">flex-shrink</text:span><text:span text:style-name="T6"> will start from the baseline size.</text:span></text:p>
          <text:p text:style-name="P54"/>
        </text:list-item>
        <text:list-item>
          <text:p text:style-name="P68"><text:soft-page-break/><text:span text:style-name="T21">The default value for </text:span><text:span text:style-name="T26">flex-basis</text:span><text:span text:style-name="T21"> is </text:span><text:span text:style-name="T20">auto.</text:span><text:span text:style-name="T21"> However, when declared within </text:span><text:span text:style-name="T26">flex</text:span><text:span text:style-name="T21"> like </text:span><text:span text:style-name="T26">flex: 1;</text:span><text:span text:style-name="T21"> it is interpreted as </text:span><text:span text:style-name="T26">flex: 1 1 0</text:span><text:span text:style-name="T21">. </text:span></text:p>
          <text:list>
            <text:list-item>
              <text:p text:style-name="P54">At the value of 0%, the item will ignore the item’s set width and shrink evenly.</text:p>
            </text:list-item>
            <text:list-item>
              <text:p text:style-name="P61"><text:span text:style-name="T6">The value </text:span><text:span text:style-name="T37">auto</text:span><text:span text:style-name="T6"> is used to tell the item to check for a width declaration.</text:span></text:p>
            </text:list-item>
          </text:list>
        </text:list-item>
        <text:list-item>
          <text:p text:style-name="P61"><text:span text:style-name="T6">In practice, most likely be using declarations like </text:span><text:span text:style-name="T37">flex: 1</text:span><text:span text:style-name="T6"> to make items grow evenly and shrink evenly or use flex-shrink: 0</text:span><text:span text:style-name="T37"> </text:span><text:span text:style-name="T6">to keep items from shrinking.</text:span></text:p>
        </text:list-item>
      </text:list>
      <text:p text:style-name="P23"/>
      <text:p text:style-name="P24">Axes</text:p>
      <text:list xml:id="list2402680749" text:style-name="L8">
        <text:list-item>
          <text:p text:style-name="P55">flexbox can work either horizontally and vertically. </text:p>
        </text:list-item>
        <text:list-item>
          <text:p text:style-name="P62"><text:span text:style-name="T6">The default direction for a flex container is horizontal (row), but can be changed to vertical (column) by using </text:span><text:span text:style-name="T37">flex-direction.</text:span></text:p>
        </text:list-item>
        <text:list-item>
          <text:p text:style-name="P56">For every flex-container, it has two axis: main axis and cross axis.</text:p>
          <text:list>
            <text:list-item>
              <text:p text:style-name="P43"><text:span text:style-name="T37">The direction of these axis will be changed when </text:span><text:span text:style-name="T3">flex-direction</text:span><text:span text:style-name="T37"> is changed.</text:span></text:p>
              <text:list>
                <text:list-item>
                  <text:p text:style-name="P69"><text:span text:style-name="T27">flex-direction:row</text:span><text:span text:style-name="T22"> puts the main axis horizontally (left-to-right)</text:span></text:p>
                </text:list-item>
                <text:list-item>
                  <text:p text:style-name="P63"><text:span text:style-name="T37">flex-direction:column</text:span><text:span text:style-name="T6"> puts the main axis vertically (top-to-bottom)</text:span></text:p>
                  <text:p text:style-name="P45"/>
                </text:list-item>
              </text:list>
            </text:list-item>
          </text:list>
        </text:list-item>
      </text:list>
      <text:p text:style-name="P5"><text:span text:style-name="T5">A</text:span><text:span text:style-name="T4">lignment</text:span></text:p>
      <text:list xml:id="list2485749757" text:style-name="L10">
        <text:list-item>
          <text:p text:style-name="P46">flexbox allows for alignment of items in the container while retaining the item’s width and height.</text:p>
        </text:list-item>
        <text:list-item>
          <text:p text:style-name="P77"><text:span text:style-name="T23">This can be achieved by using </text:span><text:span text:style-name="T33">justify-content</text:span><text:span text:style-name="T23"> declaration which aligns items across the main axis of the container.</text:span></text:p>
        </text:list-item>
        <text:list-item>
          <text:p text:style-name="P77"><text:span text:style-name="T23">To change the placement of items along the cross axis, use </text:span><text:span text:style-name="T33">align-items</text:span><text:span text:style-name="T23">.</text:span></text:p>
        </text:list-item>
        <text:list-item>
          <text:p text:style-name="P77"><text:span text:style-name="T23">Due to </text:span><text:span text:style-name="T33">justify-content </text:span><text:span text:style-name="T23">and </text:span><text:span text:style-name="T33">align-items</text:span><text:span text:style-name="T23"> using main and cross axis of the container, there are behavior changes depending on the </text:span><text:span text:style-name="T33">flex-direction</text:span><text:span text:style-name="T23">.</text:span></text:p>
          <text:list>
            <text:list-item>
              <text:p text:style-name="P77"><text:span text:style-name="T23">In </text:span><text:span text:style-name="T33">flex-direction: row;</text:span><text:span text:style-name="T23"> | </text:span><text:span text:style-name="T33">justify-content</text:span><text:span text:style-name="T23"> will align items horizontally | </text:span><text:span text:style-name="T33">align-items</text:span><text:span text:style-name="T23"> will align items vertically</text:span></text:p>
            </text:list-item>
            <text:list-item>
              <text:p text:style-name="P77"><text:span text:style-name="T23">In </text:span><text:span text:style-name="T33">flex-direction: column;</text:span><text:span text:style-name="T23"> | </text:span><text:span text:style-name="T33">justify-content</text:span><text:span text:style-name="T23"> will align items vertically | </text:span><text:span text:style-name="T33">align-items</text:span><text:span text:style-name="T23"> will align items horizontally.</text:span></text:p>
            </text:list-item>
          </text:list>
        </text:list-item>
      </text:list>
      <text:p text:style-name="P10"/>
      <text:p text:style-name="P26"><text:span text:style-name="T14"><text:tab/></text:span><text:span text:style-name="T25">a</text:span><text:span text:style-name="T24">lign-items</text:span><text:span text:style-name="T15">: </text:span><text:span text:style-name="T16">controls flex items on the cross axis</text:span></text:p>
      <text:list xml:id="list3891389364" text:style-name="L11">
        <text:list-item>
          <text:p text:style-name="P78"><text:span text:style-name="T23">value of align-items can be: </text:span><text:span text:style-name="T33">stretch, flex-start, flex-end, center</text:span></text:p>
        </text:list-item>
      </text:list>
      <text:p text:style-name="P27"><text:span text:style-name="T35"><text:tab/></text:span><text:span text:style-name="T36">justify-content</text:span></text:p>
      <text:list xml:id="list1335329724" text:style-name="L12">
        <text:list-item>
          <text:p text:style-name="P75"><text:span text:style-name="T35">value of align-items can be: </text:span><text:span text:style-name="T33">flex-start, flex-end, center, space-around, space-between, space-evenly</text:span></text:p>
          <text:list>
            <text:list-item>
              <text:p text:style-name="P47">space-around: items have half-size space on either end.</text:p>
            </text:list-item>
            <text:list-item>
              <text:p text:style-name="P47">space-evenly: items have a full-size space on either end.</text:p>
            </text:list-item>
          </text:list>
        </text:list-item>
      </text:list>
      <text:p text:style-name="P10"/>
      <text:p text:style-name="P17">GAP</text:p>
      <text:list xml:id="list1784291771" text:style-name="L13">
        <text:list-item>
          <text:p text:style-name="P79"><text:span text:style-name="T23">The </text:span><text:span text:style-name="T33">gap</text:span><text:span text:style-name="T23"> property adds specified space between flex items, which has a similar effect as margin.</text:span></text:p>
        </text:list-item>
        <text:list-item>
          <text:p text:style-name="P80"><text:span text:style-name="T23">There are </text:span><text:span text:style-name="T33">gap, column-gap, and row-gap</text:span><text:span text:style-name="T23"> properties.</text:span></text:p>
          <text:list>
            <text:list-item>
              <text:p text:style-name="P71"><text:span text:style-name="T31">column-gap</text:span><text:span text:style-name="T17">: creates gaps between items on the main axis.</text:span></text:p>
            </text:list-item>
            <text:list-item>
              <text:p text:style-name="P71"><text:span text:style-name="T31">row-gap</text:span><text:span text:style-name="T17">: creates gaps between flex lines</text:span></text:p>
            </text:list-item>
          </text:list>
        </text:list-item>
      </text:list>
      <text:p text:style-name="P11"/>
      <text:p text:style-name="P18">flex-wrap</text:p>
      <text:list xml:id="list2840429652" text:style-name="L14">
        <text:list-item>
          <text:p text:style-name="P81"><text:span text:style-name="T33">flex-wrap</text:span><text:span text:style-name="T23"> determines if the items in the flex-container will either overflow or wrap onto a new line.</text:span></text:p>
        </text:list-item>
        <text:list-item>
          <text:p text:style-name="P48">Each new line can be considered as a new container for where the item can be grown or shrunk.</text:p>
        </text:list-item>
        <text:list-item>
          <text:p text:style-name="P72"><text:span text:style-name="T30">flex-wrap</text:span><text:span text:style-name="T13"> has an initial value of </text:span><text:span text:style-name="T30">nowrap</text:span><text:span text:style-name="T13"> which will cause overflow if the items’ dimensions are larger than the container.</text:span></text:p>
        </text:list-item>
      </text:list>
      <text:p text:style-name="P12"><text:soft-page-break/></text:p>
      <text:p text:style-name="P19">flex-flow</text:p>
      <text:list xml:id="list2072778973" text:style-name="L15">
        <text:list-item>
          <text:p text:style-name="P82"><text:span text:style-name="T23">flex-flow is a shorthand that specifies </text:span><text:span text:style-name="T33">flex-direction</text:span><text:span text:style-name="T23"> and </text:span><text:span text:style-name="T33">flex-wrap.</text:span></text:p>
        </text:list-item>
      </text:list>
      <text:p text:style-name="P13"/>
      <text:p text:style-name="P20">predefined shorthand values</text:p>
      <text:list xml:id="list3094507248" text:style-name="L16">
        <text:list-item>
          <text:p text:style-name="P49">initial: resets the item to the initial values of flexbox. This is the same as flex: 0 1 auto.</text:p>
          <text:p text:style-name="P49"/>
        </text:list-item>
        <text:list-item>
          <text:p text:style-name="P76"><text:span text:style-name="T35">auto: using </text:span><text:span text:style-name="T33">auto</text:span><text:span text:style-name="T35"> is the same as setting flex as 1 1 auto. </text:span></text:p>
          <text:list>
            <text:list-item>
              <text:p text:style-name="P49">Items can grow and fill the container as well as shrink if required.</text:p>
            </text:list-item>
          </text:list>
          <text:p text:style-name="P49"/>
        </text:list-item>
        <text:list-item>
          <text:p text:style-name="P49">none: create fully inflexible flex items. This is the same as flex: 0 0 auto.</text:p>
          <text:list>
            <text:list-item>
              <text:p text:style-name="P49">The items cannot grow or shrink but will be laid out using flexbox with a flex-basis of auto.</text:p>
              <text:p text:style-name="P49"/>
            </text:list-item>
          </text:list>
        </text:list-item>
        <text:list-item>
          <text:p text:style-name="P49">&lt;positive-number&gt; such as flex: 1; will define as flex: 1 1 0;</text:p>
        </text:list-item>
      </text:list>
      <text:p text:style-name="P14"/>
      <text:p text:style-name="P21">What flexbox is good at</text:p>
      <text:p text:style-name="P15"/>
      <text:p text:style-name="P15"><text:tab/><text:span text:style-name="T38">Navigation</text:span></text:p>
      <text:list xml:id="list696236478" text:style-name="L17">
        <text:list-item>
          <text:p text:style-name="P50">Displaying a set of items horizontally may cause extra space to be left behind, can either space out the items or allow the item to grow to take up space.</text:p>
        </text:list-item>
      </text:list>
      <text:p text:style-name="P15"/>
      <text:p text:style-name="P15"><text:tab/><text:tab/>Distribute space outside the items: <text:span text:style-name="T2">justify-content: space-between</text:span></text:p>
      <text:p text:style-name="P15"><text:span text:style-name="T2"><text:tab/><text:tab/></text:span>Distribute space inside the items:<text:span text:style-name="T2"> flex auto </text:span>or <text:span text:style-name="T2">flex: 1 1 0</text:span></text:p>
      <text:list xml:id="list1820168933" text:style-name="L18">
        <text:list-item>
          <text:p text:style-name="P51">With <text:span text:style-name="T2">flex: auto: </text:span><text:s/>longer items will take up more space.</text:p>
        </text:list-item>
        <text:list-item>
          <text:p text:style-name="P51">With <text:span text:style-name="T2">flex: 1 1 0</text:span>: longer items will take up the same width.</text:p>
        </text:list-item>
      </text:list>
      <text:p text:style-name="P21"/>
      <text:p text:style-name="P21"/>
      <text:p text:style-name="P67">Knowledge Check</text:p>
      <text:list xml:id="list2142524486" text:style-name="L9">
        <text:list-item>
          <text:p text:style-name="P34">What’s the diference between a flex container and a flex item?</text:p>
          <text:list>
            <text:list-item>
              <text:p text:style-name="P34">A flex container is the element that contains display:flex. A flex item is any element that is nested inside the flex container.</text:p>
              <text:p text:style-name="P34"/>
            </text:list-item>
          </text:list>
        </text:list-item>
        <text:list-item>
          <text:p text:style-name="P34">How do you create a flex item?</text:p>
          <text:list>
            <text:list-item>
              <text:p text:style-name="P40">A flex item is created when it is placed inside a flex container.</text:p>
              <text:p text:style-name="P40"/>
            </text:list-item>
          </text:list>
        </text:list-item>
        <text:list-item>
          <text:p text:style-name="P36"><text:span text:style-name="T4">What are the 3 values defined in the shorthand </text:span><text:span text:style-name="T2">flex</text:span><text:span text:style-name="T4"> property? (e.g. flex: 1 1 auto)</text:span></text:p>
          <text:list>
            <text:list-item>
              <text:p text:style-name="P73"><text:span text:style-name="T11">t</text:span><text:span text:style-name="T10">he </text:span><text:span text:style-name="T28">flex</text:span><text:span text:style-name="T10"> shorthand has three properties: </text:span><text:span text:style-name="T28">flex-grow, flex-shrink, flex-basis</text:span></text:p>
              <text:p text:style-name="P64"/>
            </text:list-item>
          </text:list>
        </text:list-item>
        <text:list-item>
          <text:p text:style-name="P44">How do you make flex items arrange themselves vertically instead of horizontally</text:p>
          <text:list>
            <text:list-item>
              <text:p text:style-name="P74"><text:span text:style-name="T34">Use the declaration: </text:span><text:span text:style-name="T28">flex-direction: column</text:span></text:p>
              <text:p text:style-name="P44"/>
            </text:list-item>
          </text:list>
        </text:list-item>
        <text:list-item>
          <text:p text:style-name="P44">In a column flex-container, what does flex-basis refer to?</text:p>
          <text:list>
            <text:list-item>
              <text:p text:style-name="P70"><text:span text:style-name="T29">flex-basis</text:span><text:span text:style-name="T12"> in a column flex-container refers to the height.</text:span></text:p>
            </text:list-item>
          </text:list>
        </text:list-item>
        <text:list-item>
          <text:p text:style-name="P44">In a row flex-containter, what does flex-basis refer to?</text:p>
          <text:list>
            <text:list-item>
              <text:p text:style-name="P70"><text:span text:style-name="T29">flex-basis </text:span><text:span text:style-name="T12">in a row flex-containter refers to the width.</text:span></text:p>
            </text:list-item>
          </text:list>
        </text:list-item>
        <text:list-item>
          <text:p text:style-name="P44">Why do the previous two questions have different answers?</text:p>
          <text:list>
            <text:list-item>
              <text:p text:style-name="P65"><text:span text:style-name="T39">Flex</text:span><text:span text:style-name="T9">-basis refers to different variables because </text:span><text:span text:style-name="T39">flex-direction</text:span><text:span text:style-name="T9"> changes the main and cross axis for containers when changing between column and row.</text:span></text:p>
              <text:p text:style-name="P65"><text:span text:style-name="T9"/></text:p>
            </text:list-item>
          </text:list>
        </text:list-item>
        <text:list-item>
          <text:p text:style-name="P66"><text:soft-page-break/><text:span text:style-name="T9">What is the difference between justify-content and align-items?</text:span></text:p>
          <text:list>
            <text:list-item>
              <text:p text:style-name="P66"><text:span text:style-name="T9">Justify content affects elements moving through the main axis. Align-items move elements on the cross axis.</text:span></text:p>
              <text:p text:style-name="P66"><text:span text:style-name="T9"/></text:p>
            </text:list-item>
          </text:list>
        </text:list-item>
        <text:list-item>
          <text:p text:style-name="P66"><text:span text:style-name="T9">How do you use flexbox to completely center a div inside a flex container?</text:span></text:p>
          <text:list>
            <text:list-item>
              <text:p text:style-name="P66"><text:span text:style-name="T9">To complete center a div element, use justify-content: </text:span><text:span text:style-name="T39">center; </text:span><text:span text:style-name="T9">and </text:span><text:span text:style-name="T39">align-items: center;</text:span></text:p>
              <text:p text:style-name="P66"><text:span text:style-name="T9"/></text:p>
            </text:list-item>
          </text:list>
        </text:list-item>
        <text:list-item>
          <text:p text:style-name="P66"><text:span text:style-name="T9">What’s the difference between justify-content: space-between and justify-content: space-around?</text:span></text:p>
          <text:list>
            <text:list-item>
              <text:p text:style-name="P70"><text:span text:style-name="T32">justify-content: space-between</text:span><text:span text:style-name="T18"> distributes items evenly throughout the main axis. The first element will start on flex-start and the last item will be on flex-end.</text:span></text:p>
            </text:list-item>
            <text:list-item>
              <text:p text:style-name="P70"><text:span text:style-name="T32">justify-content: space-around </text:span><text:span text:style-name="T18"><text:s/>distributes items evenly with equal space around them. <text:s/>Visually, it is not equally separated because the first element will have one unit of space between the container edge, but there will be 2 unit of spaces to the right of the item as the following item will apply a space as wel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5:49.293848212</meta:creation-date>
    <dc:date>2021-09-18T18:05:30.248441360</dc:date>
    <meta:editing-duration>PT1H17M5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115" meta:word-count="1343" meta:character-count="7692" meta:non-whitespace-character-count="6528"/>
  </office:meta>
</office:document-meta>
</file>